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46cm" fo:min-width="1.79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.15cm" fo:min-width="9.2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5cm" fo:min-width="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cm" fo:min-width="0.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43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5cm" fo:min-width="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2pt" style:font-size-asian="12pt" style:font-size-complex="12pt"/>
    </style:style>
    <style:style style:name="P3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1cm" svg:x="13.8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2.1cm" svg:x="10.7cm" svg:y="2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2.1cm" svg:x="5.6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7cm" svg:height="8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1cm" svg:x="1.7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1cm" svg:height="1.3cm" svg:x="1.1cm" svg:y="1.1cm">
          <draw:text-box>
            <text:p><text:span text:style-name="T1">Symbols Key:</text:span></text:p>
          </draw:text-box>
        </draw:frame>
        <draw:custom-shape draw:style-name="gr4" draw:text-style-name="P1" draw:layer="layout" svg:width="2.5cm" svg:height="2.4cm" svg:x="1.6cm" svg:y="2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2cm" svg:y1="4.8cm" svg:x2="7.7cm" svg:y2="2.3cm">
          <text:p/>
        </draw:line>
        <draw:custom-shape draw:style-name="gr6" draw:text-style-name="P1" draw:layer="layout" svg:width="2.5cm" svg:height="1.5cm" svg:x="1.7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1.2cm" svg:x="5.9cm" svg:y="6.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9cm" svg:y1="6.8cm" svg:x2="10.3cm" svg:y2="6.8cm">
          <text:p/>
        </draw:line>
        <draw:line draw:style-name="gr8" draw:text-style-name="P1" draw:layer="layout" svg:x1="5.9cm" svg:y1="8cm" svg:x2="10.3cm" svg:y2="8cm">
          <text:p/>
        </draw:line>
        <draw:frame draw:style-name="gr3" draw:text-style-name="P2" draw:layer="layout" svg:width="5.1cm" svg:height="1.3cm" svg:x="1.4cm" svg:y="8.5cm">
          <draw:text-box>
            <text:p><text:span text:style-name="T1">Process</text:span></text:p>
          </draw:text-box>
        </draw:frame>
        <draw:frame draw:style-name="gr3" draw:text-style-name="P2" draw:layer="layout" svg:width="5.1cm" svg:height="1.3cm" svg:x="5.7cm" svg:y="8.1cm">
          <draw:text-box>
            <text:p><text:span text:style-name="T1">Data Storage</text:span></text:p>
          </draw:text-box>
        </draw:frame>
        <draw:frame draw:style-name="gr3" draw:text-style-name="P2" draw:layer="layout" svg:width="5.1cm" svg:height="1.3cm" svg:x="4.8cm" svg:y="5cm">
          <draw:text-box>
            <text:p><text:span text:style-name="T1">Data Flow</text:span></text:p>
          </draw:text-box>
        </draw:frame>
        <draw:frame draw:style-name="gr9" draw:text-style-name="P2" draw:layer="layout" svg:width="5.1cm" svg:height="1cm" svg:x="1.3cm" svg:y="5cm">
          <draw:text-box>
            <text:p><text:span text:style-name="T1">Entity</text:span></text:p>
          </draw:text-box>
        </draw:frame>
        <draw:frame draw:style-name="gr10" draw:text-style-name="P2" draw:layer="layout" svg:width="11.1cm" svg:height="1.685cm" svg:x="0.9cm" svg:y="10.6cm">
          <draw:text-box>
            <text:p><text:span text:style-name="T1">Adding a new customer's details to the database:</text:span></text:p>
          </draw:text-box>
        </draw:frame>
        <draw:custom-shape draw:style-name="gr11" draw:text-style-name="P3" draw:layer="layout" svg:width="2.5cm" svg:height="2.4cm" svg:x="1.1cm" svg:y="11.9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6cm" svg:y1="12.1cm" svg:x2="9.8cm" svg:y2="12.1cm">
          <text:p/>
        </draw:line>
        <draw:custom-shape draw:style-name="gr12" draw:text-style-name="P3" draw:layer="layout" svg:width="2.5cm" svg:height="1.5cm" svg:x="5.6cm" svg:y="17.4cm">
          <text:p text:style-name="P1"><text:span text:style-name="T1">Create </text:span></text:p>
          <text:p text:style-name="P1"><text:span text:style-name="T1">Invo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2.4cm" svg:x="9.9cm" svg:y="11.9cm">
          <text:p text:style-name="P1"><text:span text:style-name="T1">Shahid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5cm" svg:y1="13.2cm" svg:x2="14.7cm" svg:y2="13.2cm">
          <text:p/>
        </draw:line>
        <draw:line draw:style-name="gr8" draw:text-style-name="P1" draw:layer="layout" svg:x1="15.2cm" svg:y1="12.5cm" svg:x2="19.6cm" svg:y2="12.5cm">
          <text:p/>
        </draw:line>
        <draw:custom-shape draw:style-name="gr7" draw:text-style-name="P1" draw:layer="layout" svg:width="1.4cm" svg:height="1.2cm" svg:x="14.6cm" svg:y="12.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2cm" svg:y1="13.7cm" svg:x2="19.6cm" svg:y2="13.7cm">
          <text:p/>
        </draw:line>
        <draw:frame draw:style-name="gr3" draw:text-style-name="P2" draw:layer="layout" svg:width="5.1cm" svg:height="1.3cm" svg:x="15.9cm" svg:y="12.8cm">
          <draw:text-box>
            <text:p><text:span text:style-name="T1">Spreadsheet</text:span></text:p>
          </draw:text-box>
        </draw:frame>
        <draw:frame draw:style-name="gr3" draw:text-style-name="P2" draw:layer="layout" svg:width="5.1cm" svg:height="1.3cm" svg:x="3.5cm" svg:y="11.5cm">
          <draw:text-box>
            <text:p><text:span text:style-name="T1">Enquiry</text:span></text:p>
          </draw:text-box>
        </draw:frame>
        <draw:frame draw:style-name="gr3" draw:text-style-name="P2" draw:layer="layout" svg:width="2.6cm" svg:height="1.3cm" svg:x="12.8cm" svg:y="11.9cm">
          <draw:text-box>
            <text:p><text:span text:style-name="T1">Customer </text:span></text:p>
            <text:p><text:span text:style-name="T1">Details</text:span></text:p>
          </draw:text-box>
        </draw:frame>
        <draw:frame draw:style-name="gr10" draw:text-style-name="P2" draw:layer="layout" svg:width="16.1cm" svg:height="1.685cm" svg:x="0.9cm" svg:y="15.7cm">
          <draw:text-box>
            <text:p><text:span text:style-name="T1">Sending an Invoice, waiting for payment and completing the work:</text:span></text:p>
          </draw:text-box>
        </draw:frame>
        <draw:custom-shape draw:style-name="gr11" draw:text-style-name="P3" draw:layer="layout" svg:width="2.5cm" svg:height="2.4cm" svg:x="1cm" svg:y="17.4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5cm" svg:y1="19.8cm" svg:x2="10.1cm" svg:y2="19.8cm">
          <text:p/>
        </draw:line>
        <draw:frame draw:style-name="gr13" draw:text-style-name="P2" draw:layer="layout" svg:width="2.6cm" svg:height="0.8cm" svg:x="4.1cm" svg:y="20cm">
          <draw:text-box>
            <text:p><text:span text:style-name="T1">Payment</text:span></text:p>
          </draw:text-box>
        </draw:frame>
        <draw:custom-shape draw:style-name="gr11" draw:text-style-name="P3" draw:layer="layout" svg:width="2.5cm" svg:height="2.4cm" svg:x="10cm" svg:y="17.4cm">
          <text:p text:style-name="P1"><text:span text:style-name="T1">Shahid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8cm" svg:x2="8.1cm" svg:y2="18cm">
          <text:p/>
        </draw:line>
        <draw:frame draw:style-name="gr3" draw:text-style-name="P2" draw:layer="layout" svg:width="2.5cm" svg:height="1.3cm" svg:x="7.9cm" svg:y="16.7cm">
          <draw:text-box>
            <text:p><text:span text:style-name="T1">Payment</text:span></text:p>
            <text:p><text:span text:style-name="T1"><text:s/></text:span><text:span text:style-name="T1">Details</text:span></text:p>
          </draw:text-box>
        </draw:frame>
        <draw:line draw:style-name="gr5" draw:text-style-name="P1" draw:layer="layout" svg:x1="5.6cm" svg:y1="18cm" svg:x2="3.4cm" svg:y2="18cm">
          <text:p/>
        </draw:line>
        <draw:frame draw:style-name="gr9" draw:text-style-name="P2" draw:layer="layout" svg:width="2cm" svg:height="1cm" svg:x="3.7cm" svg:y="17.2cm">
          <draw:text-box>
            <text:p><text:span text:style-name="T1">Invoice</text:span></text:p>
          </draw:text-box>
        </draw:frame>
        <draw:custom-shape draw:style-name="gr11" draw:text-style-name="P3" draw:layer="layout" svg:width="2.5cm" svg:height="2.4cm" svg:x="17.4cm" svg:y="17.4cm">
          <text:p text:style-name="P1"><text:span text:style-name="T1">Cover</text:span></text:p>
          <text:p text:style-name="P1"><text:span text:style-name="T1">Design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4cm" svg:y1="17.5cm" svg:x2="17.3cm" svg:y2="17.5cm">
          <text:p/>
        </draw:line>
        <draw:line draw:style-name="gr5" draw:text-style-name="P1" draw:layer="layout" svg:x1="14.6cm" svg:y1="19.2cm" svg:x2="12.5cm" svg:y2="19.2cm">
          <text:p/>
        </draw:line>
        <draw:frame draw:style-name="gr13" draw:text-style-name="P2" draw:layer="layout" svg:width="3.5cm" svg:height="0.8cm" svg:x="12.7cm" svg:y="16.7cm">
          <draw:text-box>
            <text:p><text:span text:style-name="T1">Preferred Ideas</text:span></text:p>
          </draw:text-box>
        </draw:frame>
        <draw:frame draw:style-name="gr13" draw:text-style-name="P2" draw:layer="layout" svg:width="1.7cm" svg:height="0.8cm" svg:x="16.1cm" svg:y="19.3cm">
          <draw:text-box>
            <text:p><text:span text:style-name="T1">Ideas</text:span></text:p>
          </draw:text-box>
        </draw:frame>
        <draw:custom-shape draw:style-name="gr12" draw:text-style-name="P3" draw:layer="layout" svg:width="2.5cm" svg:height="1.5cm" svg:x="10.7cm" svg:y="21.7cm">
          <text:p text:style-name="P1"><text:span text:style-name="T1">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0.2cm" svg:y1="19.8cm" svg:x2="10.3cm" svg:y2="25.3cm">
          <text:p/>
        </draw:line>
        <draw:frame draw:style-name="gr10" draw:text-style-name="P2" draw:layer="layout" svg:width="1.6cm" svg:height="1.685cm" svg:x="8.9cm" svg:y="20.293cm">
          <draw:text-box>
            <text:p><text:span text:style-name="T1">Book </text:span></text:p>
            <text:p><text:span text:style-name="T1">Text</text:span></text:p>
          </draw:text-box>
        </draw:frame>
        <draw:line draw:style-name="gr5" draw:text-style-name="P1" draw:layer="layout" svg:x1="11.8cm" svg:y1="21.4cm" svg:x2="11.8cm" svg:y2="19.9cm">
          <text:p/>
        </draw:line>
        <draw:custom-shape draw:style-name="gr11" draw:text-style-name="P3" draw:layer="layout" svg:width="2.5cm" svg:height="2.4cm" svg:x="9.9cm" svg:y="25.3cm"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cm" svg:y1="25.3cm" svg:x2="12cm" svg:y2="23.4cm">
          <text:p/>
        </draw:line>
        <draw:frame draw:style-name="gr13" draw:text-style-name="P2" draw:layer="layout" svg:width="2.6cm" svg:height="0.8cm" svg:x="11.9cm" svg:y="24.2cm">
          <draw:text-box>
            <text:p><text:span text:style-name="T1">Book Text</text:span></text:p>
          </draw:text-box>
        </draw:frame>
        <draw:frame draw:style-name="gr3" draw:text-style-name="P2" draw:layer="layout" svg:width="2.4cm" svg:height="1.3cm" svg:x="11.7cm" svg:y="20.4cm">
          <draw:text-box>
            <text:p><text:span text:style-name="T1">Edited Text</text:span></text:p>
          </draw:text-box>
        </draw:frame>
        <draw:custom-shape draw:style-name="gr12" draw:text-style-name="P3" draw:layer="layout" svg:width="2.5cm" svg:height="1.5cm" svg:x="13.8cm" svg:y="18.4cm">
          <text:p text:style-name="P1"><text:span text:style-name="T1">Create </text:span></text:p>
          <text:p text:style-name="P1"><text:span text:style-name="T1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4cm" svg:y1="19.1cm" svg:x2="16.1cm" svg:y2="19.1cm">
          <text:p/>
        </draw:line>
        <draw:frame draw:style-name="gr13" draw:text-style-name="P2" draw:layer="layout" svg:width="1.7cm" svg:height="0.8cm" svg:x="12.4cm" svg:y="18.5cm">
          <draw:text-box>
            <text:p><text:span text:style-name="T1">Cover</text:span></text:p>
          </draw:text-box>
        </draw:frame>
        <draw:custom-shape draw:style-name="gr1" draw:text-style-name="P1" draw:layer="layout" svg:width="2.5cm" svg:height="2.1cm" svg:x="5.4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5cm" svg:height="1.5cm" svg:x="5.4cm" svg:y="13.5cm">
          <text:p text:style-name="P1"><text:span text:style-name="T1">Discussion</text:span></text:p>
          <text:p text:style-name="P1"><text:span text:style-name="T1">And</text:span></text:p>
          <text:p text:style-name="P1"><text:span text:style-name="T1">Agree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6cm" svg:y1="14cm" svg:x2="5.5cm" svg:y2="14cm">
          <text:p/>
        </draw:line>
        <draw:frame draw:style-name="gr9" draw:text-style-name="P2" draw:layer="layout" svg:width="2cm" svg:height="1.207cm" svg:x="3.4cm" svg:y="14cm">
          <draw:text-box>
            <text:p><text:span text:style-name="T1">Book Details</text:span></text:p>
          </draw:text-box>
        </draw:frame>
        <draw:line draw:style-name="gr5" draw:text-style-name="P1" draw:layer="layout" svg:x1="7.9cm" svg:y1="14.2cm" svg:x2="10cm" svg:y2="14.2cm">
          <text:p/>
        </draw:line>
        <draw:frame draw:style-name="gr10" draw:text-style-name="P2" draw:layer="layout" svg:width="2.3cm" svg:height="1.685cm" svg:x="7.8cm" svg:y="12.7cm">
          <draw:text-box>
            <text:p><text:span text:style-name="T1">Finalised Book Detai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3:54:44.493000000</meta:creation-date>
    <dc:date>2014-10-19T14:39:03.950000000</dc:date>
    <meta:editing-duration>PT20M9S</meta:editing-duration>
    <meta:editing-cycles>2</meta:editing-cycles>
    <meta:generator>LibreOffice/4.3.2.2$Windows_x86 LibreOffice_project/edfb5295ba211bd31ad47d0bad0118690f76407d</meta:generator>
    <meta:document-statistic meta:object-count="59"/>
  </office:meta>
</office:document-meta>
</file>